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3.6cm" fo:margin-right="0cm" text:enable-numbering="tru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ffffff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cc99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ch14: generics</presentation:footer-decl>
      <presentation:footer-decl presentation:name="ftr2">CMPTxxxx</presentation:footer-decl>
      <presentation:date-time-decl presentation:name="dtd1" presentation:source="fixed">31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Generics: Java's ArrayList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1 March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enerics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We can write classes to define our own ADTs; each instance has <text:span text:style-name="T1">attributes</text:span> of certain type</text:p>
              </text:list-item>
            </text:list>
            <text:list text:style-name="L3">
              <text:list-item>
                <text:p text:style-name="P3">But what if we want our ADT to be flexible to handle <text:span text:style-name="T1">different</text:span> types?</text:p>
              </text:list-item>
            </text:list>
            <text:list text:style-name="L3">
              <text:list-item>
                <text:p text:style-name="P3"><text:span text:style-name="T1">Generics</text:span>: let type be a <text:span text:style-name="T1">parameter</text:span></text:p>
              </text:list-item>
            </text:list>
            <text:list text:style-name="L3">
              <text:list-item>
                <text:list>
                  <text:list-item>
                    <text:p text:style-name="P4">When <text:span text:style-name="T1">instantiating</text:span>, specify a type name</text:p>
                  </text:list-item>
                </text:list>
              </text:list-item>
            </text:list>
            <text:list text:style-name="L3">
              <text:list-item>
                <text:p text:style-name="P3">e.g., <text:span text:style-name="T2">ArrayList</text:span>: <text:span text:style-name="T1">resizeable</text:span> array of objects</text:p>
              </text:list-item>
            </text:list>
            <text:list text:style-name="L3">
              <text:list-item>
                <text:list>
                  <text:list-item>
                    <text:p text:style-name="P4">Specify the <text:span text:style-name="T1">type</text:span> of the objec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Example of generics: ArrayList</text:p>
          </draw:text-box>
        </draw:frame>
        <draw:frame presentation:style-name="pr8" draw:text-style-name="P3" draw:layer="layout" svg:width="25.199cm" svg:height="14.953cm" svg:x="1.4cm" svg:y="4.507cm" presentation:class="outline" presentation:user-transformed="true">
          <draw:text-box>
            <text:list text:style-name="L3">
              <text:list-item>
                <text:p text:style-name="P3">Regular Java arrays have a <text:span text:style-name="T1">fixed</text:span> length</text:p>
              </text:list-item>
            </text:list>
            <text:list text:style-name="L3">
              <text:list-item>
                <text:list>
                  <text:list-item>
                    <text:p text:style-name="P4">Can allocate at <text:span text:style-name="T1">run-time</text:span>, but once allocated they stay the same <text:span text:style-name="T1">siz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tring[] appleBin = new String[ 10 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The class ArrayList <text:span text:style-name="T1">expands</text:span> as necessar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mport java.util.ArrayLis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nstantiate</text:span> specifying the <text:span text:style-name="T2">&lt;element type&gt;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rrayList&lt;String&gt; appleBin</text:span><text:span text:style-name="T2"><text:line-break/></text:span><text:span text:style-name="T2"><text:tab/></text:span><text:span text:style-name="T2">= new ArrayList&lt;String&gt;( 1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reates a new <text:span text:style-name="T1">empty</text:span> list of Str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itially with enough <text:span text:style-name="T1">space</text:span> for 10 elem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ArrayList methods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Add</text:span> a new element to the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s.add( “Fuji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ppends</text:span> to list, <text:span text:style-name="T1">expanding</text:span> list as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s.add( 0, “Gala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serts</text:span> at given position, <text:span text:style-name="T1">shifting</text:span> rest of list</text:p>
                  </text:list-item>
                </text:list>
              </text:list-item>
            </text:list>
            <text:list text:style-name="L3">
              <text:list-item>
                <text:p text:style-name="P3">Accessor <text:span text:style-name="T1">set/get</text:span>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s.get( 0 );</text:span><text:span text:style-name="T2"><text:tab/></text:span><text:span text:style-name="T2"><text:tab/></text:span><text:span text:style-name="T3">// returns “Gala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s.set( 0, “Spartan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t</text:span>() can only modify what has previously been <text:span text:style-name="T2">add</text:span>()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More ArrayList methods</text:p>
          </draw:text-box>
        </draw:frame>
        <draw:frame presentation:style-name="pr8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hrink</text:span>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remove</text:span><text:span text:style-name="T2">( idx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removeRange</text:span><text:span text:style-name="T2">( start, end ); </text:span><text:span text:style-name="T3">// s ≤ idx &lt; 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remove</text:span><text:span text:style-name="T2">( “Fuji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searches</text:span> for object and removes <text:span text:style-name="T1">first</text:span> found instan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Search</text:span> through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contains</text:span><text:span text:style-name="T2">( “Fuji” );</text:span><text:span text:style-name="T2"><text:tab/></text:span><text:span text:style-name="T3">// boolea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indexOf</text:span><text:span text:style-name="T2">( “Fuji”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for-each works with ArrayList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rrayList is a kind of <text:span text:style-name="T1">collection</text:span></text:p>
              </text:list-item>
            </text:list>
            <text:list text:style-name="L3">
              <text:list-item>
                <text:p text:style-name="P3"><text:span text:style-name="T1">Iterate</text:span> over collections with <text:span text:style-name="T1">for-each</text:span>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or ( String </text:span><text:span text:style-name="T4">appleName</text:span><text:span text:style-name="T2"> : </text:span><text:span text:style-name="T4">appleBin</text:span><text:span text:style-name="T2">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System.out.println( “I have a ” + appleName + “ apple.”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ArrayList memory management</text:p>
          </draw:text-box>
        </draw:frame>
        <draw:frame presentation:style-name="pr8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Check current <text:span text:style-name="T1">size</text:span> of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size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isEmpty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crease</text:span> list's capacit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ensureCapacity</text:span><text:span text:style-name="T2">( 10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aster if about to <text:span text:style-name="T2">add</text:span>() lots</text:p>
                  </text:list-item>
                </text:list>
              </text:list-item>
            </text:list>
            <text:list text:style-name="L3">
              <text:list-item>
                <text:p text:style-name="P3">Shrink list to free up <text:span text:style-name="T1">unused</text:span> spac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trimToSize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hallow <text:span text:style-name="T1">copy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appleBin.</text:span><text:span text:style-name="T1">clone</text:span><text:span text:style-name="T2">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Generic/parameterized classes</text:p>
          </draw:text-box>
        </draw:frame>
        <draw:frame presentation:style-name="pr8" draw:text-style-name="P3" draw:layer="layout" svg:width="25.199cm" svg:height="14.099cm" svg:x="1.4cm" svg:y="4.507cm" presentation:class="outline" presentation:user-transformed="true">
          <draw:text-box>
            <text:list text:style-name="L3">
              <text:list-item>
                <text:p text:style-name="P3">You can write your own <text:span text:style-name="T1">generic</text:span> class</text:p>
              </text:list-item>
            </text:list>
            <text:list text:style-name="L3">
              <text:list-item>
                <text:list>
                  <text:list-item>
                    <text:p text:style-name="P4">Specify generic <text:span text:style-name="T1">type</text:span> in angle bra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public class FruitBasket&lt;</text:span><text:span text:style-name="T6">T</text:span><text:span text:style-name="T5">&gt;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rivate </text:span><text:span text:style-name="T6">T</text:span><text:span text:style-name="T5"> item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FruitBasket() { item = null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FruitBasket( </text:span><text:span text:style-name="T6">T</text:span><text:span text:style-name="T5"> newitem ) { item = newitem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</text:span><text:span text:style-name="T6">T</text:span><text:span text:style-name="T5"> get() { return item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String toString() { return( “This basket has a ”</text:span><text:span text:style-name="T5"><text:line-break/></text:span><text:span text:style-name="T5"><text:tab/></text:span><text:span text:style-name="T5">+ item.toString() + “.”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nstantiate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FruitBasket&lt;Pear&gt; myBasket =</text:span><text:span text:style-name="T5"><text:line-break/></text:span><text:span text:style-name="T5"><text:tab/></text:span><text:span text:style-name="T5">new FruitBasket&lt;Pear&gt;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Tips on generics</text:p>
          </draw:text-box>
        </draw:frame>
        <draw:frame presentation:style-name="pr8" draw:layer="layout" svg:width="25.199cm" svg:height="14.59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onstructor</text:span> name doesn't take type paramet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FruitBasket&lt;T&gt;( </text:span><text:span text:style-name="T6">T</text:span><text:span text:style-name="T5"> newitem )</text:span><text:span text:style-name="T5"><text:tab/></text:span><text:span text:style-name="T7">// wrong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ublic FruitBasket( </text:span><text:span text:style-name="T6">T</text:span><text:span text:style-name="T5"> newitem )</text:span><text:span text:style-name="T5"><text:tab/></text:span><text:span text:style-name="T5"><text:tab/></text:span><text:span text:style-name="T7">// righ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ype parameters cannot be <text:span text:style-name="T1">primitive</text:span> typ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FruitBasket&lt;int&gt; myBasket</text:span><text:span text:style-name="T5"><text:tab/></text:span><text:span text:style-name="T5"><text:tab/></text:span><text:span text:style-name="T7">// wrong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the <text:span text:style-name="T1">wrapper</text:span> classes inst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FruitBasket&lt;Integer&gt; myBasket</text:span><text:span text:style-name="T5"><text:tab/></text:span><text:span text:style-name="T5"><text:tab/></text:span><text:span text:style-name="T7">// righ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annot use <text:span text:style-name="T1">constructors</text:span> of type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item = new T();</text:span><text:span text:style-name="T5"><text:tab/></text:span><text:span text:style-name="T5"><text:tab/></text:span><text:span text:style-name="T7">// illeg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nerics can have <text:span text:style-name="T1">multiple</text:span> type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public class FruitBasket&lt;S, T&gt; {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Type parameter bound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Should I allow FruitBasket's item to be <text:span text:style-name="T1">any</text:span> type?</text:p>
              </text:list-item>
            </text:list>
            <text:list text:style-name="L3">
              <text:list-item>
                <text:p text:style-name="P3">Specify what <text:span text:style-name="T1">superclass</text:span> or <text:span text:style-name="T1">interfaces</text:span> are neede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public class FruitBasket&lt;</text:span><text:span text:style-name="T5"><text:line-break/></text:span><text:span text:style-name="T5"><text:tab/></text:span><text:span text:style-name="T5">S extends Fruit,</text:span><text:span text:style-name="T5"><text:line-break/></text:span><text:span text:style-name="T5"><text:tab/></text:span><text:span text:style-name="T5">T extends Fruit &amp; ActionListener &amp; Runnable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en instantiating, the chosen types must be <text:span text:style-name="T1">subclasses</text:span> of the given super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nd must <text:span text:style-name="T1">implement</text:span> the given interfac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our code to use <text:span text:style-name="T1">methods</text:span> from the given classes/interfac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T item; item.star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Generic subclass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A generic class can be a <text:span text:style-name="T1">subclass</text:span> of a generic super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public class FruitBasket&lt;T&gt; extends Basket&lt;T&gt;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 <text:span text:style-name="T2">FruitBasket&lt;Pear&gt;</text:span> counts as a <text:span text:style-name="T1">subclass</text:span> of <text:span text:style-name="T2">Basket&lt;Pea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ype parameters <text:span text:style-name="T1">mat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wever, if <text:span text:style-name="T2">Pear</text:span> is a subclass of <text:span text:style-name="T2">Fruit</text:span>,<text:line-break/><text:span text:style-name="T2">FruitBasket&lt;Pear&gt;</text:span> is not a subclass of <text:span text:style-name="T2">FruitBasket&lt;Fruit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ype parameters must match <text:span text:style-name="T1">exact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8-03-31T14:43:49</meta:creation-date>
    <dc:creator>Sean Ho</dc:creator>
    <dc:date>2008-03-31T15:48:46</dc:date>
    <dc:language>en-US</dc:language>
    <meta:editing-cycles>13</meta:editing-cycles>
    <meta:editing-duration>PT1H4M43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